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2.8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1.3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5cm" fo:min-width="2.82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5cm" fo:min-width="2.82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0000ff" draw:marker-end="Arrow" draw:marker-end-width="0.3cm" draw:fill="none" draw:textarea-vertical-align="bottom" fo:padding-top="0cm" fo:padding-bottom="0.152cm" fo:padding-left="0cm" fo:padding-right="0cm"/>
    </style:style>
    <style:style style:name="gr9" style:family="graphic" style:parent-style-name="standard">
      <style:graphic-properties svg:stroke-color="#000000" draw:marker-start="Circle" draw:marker-start-width="0.3cm" draw:marker-end="Arrow" draw:marker-end-width="0.3cm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line-height="200%" fo:text-align="center"/>
      <style:text-properties fo:color="#0047ff"/>
    </style:style>
    <style:style style:name="P4" style:family="paragraph">
      <style:paragraph-properties fo:line-height="200%" fo:text-align="center"/>
      <style:text-properties fo:color="#0047ff" fo:font-size="14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color="#0047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3.81cm" svg:height="3.81cm" svg:x="1cm" svg:y="1.889cm">
            <text:p/>
          </draw:rect>
          <draw:line draw:style-name="gr2" draw:text-style-name="P1" draw:layer="layout" svg:x1="1cm" svg:y1="3.159cm" svg:x2="4.81cm" svg:y2="3.159cm">
            <text:p/>
          </draw:line>
          <draw:line draw:style-name="gr2" draw:text-style-name="P1" draw:layer="layout" svg:x1="1cm" svg:y1="4.429cm" svg:x2="4.81cm" svg:y2="4.429cm">
            <text:p/>
          </draw:line>
        </draw:g>
        <draw:frame draw:style-name="gr3" draw:text-style-name="P2" draw:layer="layout" svg:width="2.327cm" svg:height="1.016cm" svg:x="1.848cm" svg:y="2.016cm">
          <draw:text-box>
            <text:p><text:span text:style-name="T1">.x = 1</text:span></text:p>
          </draw:text-box>
        </draw:frame>
        <draw:frame draw:style-name="gr4" draw:text-style-name="P2" draw:layer="layout" svg:width="1.031cm" svg:height="0.962cm" svg:x="2.382cm" svg:y="3.286cm">
          <draw:text-box>
            <text:p><text:span text:style-name="T1">...</text:span></text:p>
          </draw:text-box>
        </draw:frame>
        <draw:g>
          <draw:rect draw:style-name="gr1" draw:text-style-name="P1" draw:layer="layout" svg:width="3.81cm" svg:height="3.81cm" svg:x="7.858cm" svg:y="1.889cm">
            <text:p/>
          </draw:rect>
          <draw:line draw:style-name="gr2" draw:text-style-name="P1" draw:layer="layout" svg:x1="7.858cm" svg:y1="3.159cm" svg:x2="11.668cm" svg:y2="3.159cm">
            <text:p/>
          </draw:line>
          <draw:line draw:style-name="gr2" draw:text-style-name="P1" draw:layer="layout" svg:x1="7.858cm" svg:y1="4.429cm" svg:x2="11.668cm" svg:y2="4.429cm">
            <text:p/>
          </draw:line>
        </draw:g>
        <draw:frame draw:style-name="gr5" draw:text-style-name="P2" draw:layer="layout" svg:width="4.191cm" svg:height="0.962cm" svg:x="7.731cm" svg:y="2.143cm">
          <draw:text-box>
            <text:p><text:span text:style-name="T1">.toString = ...</text:span></text:p>
          </draw:text-box>
        </draw:frame>
        <draw:g>
          <draw:rect draw:style-name="gr1" draw:text-style-name="P1" draw:layer="layout" svg:width="3.81cm" svg:height="3.81cm" svg:x="4.048cm" svg:y="6.715cm">
            <text:p/>
          </draw:rect>
          <draw:line draw:style-name="gr2" draw:text-style-name="P1" draw:layer="layout" svg:x1="4.048cm" svg:y1="7.985cm" svg:x2="7.858cm" svg:y2="7.985cm">
            <text:p/>
          </draw:line>
          <draw:line draw:style-name="gr2" draw:text-style-name="P1" draw:layer="layout" svg:x1="4.048cm" svg:y1="9.255cm" svg:x2="7.858cm" svg:y2="9.255cm">
            <text:p/>
          </draw:line>
        </draw:g>
        <draw:frame draw:style-name="gr6" draw:text-style-name="P2" draw:layer="layout" svg:width="4.064cm" svg:height="0.962cm" svg:x="3.794cm" svg:y="6.842cm">
          <draw:text-box>
            <text:p><text:span text:style-name="T1">.prototype =</text:span></text:p>
          </draw:text-box>
        </draw:frame>
        <draw:line draw:style-name="gr7" draw:text-style-name="P1" draw:layer="layout" svg:x1="1.889cm" svg:y1="1.127cm" svg:x2="3.413cm" svg:y2="1.889cm">
          <text:p/>
        </draw:line>
        <draw:line draw:style-name="gr8" draw:text-style-name="P4" draw:layer="layout" svg:x1="4.81cm" svg:y1="2.651cm" svg:x2="7.858cm" svg:y2="2.651cm">
          <text:p text:style-name="P3"><text:span text:style-name="T2">__proto__</text:span><text:span text:style-name="T2"><text:line-break/></text:span><text:span text:style-name="T2"/></text:p>
        </draw:line>
        <draw:line draw:style-name="gr9" draw:text-style-name="P1" draw:layer="layout" svg:x1="7.477cm" svg:y1="7.477cm" svg:x2="9.128cm" svg:y2="5.699cm">
          <text:p/>
        </draw:line>
        <draw:frame draw:style-name="gr10" draw:text-style-name="P2" draw:layer="layout" svg:width="1.704cm" svg:height="0.962cm" svg:x="0.439cm" svg:y="0.619cm">
          <draw:text-box>
            <text:p><text:span text:style-name="T1">obj1</text:span></text:p>
          </draw:text-box>
        </draw:frame>
        <draw:frame draw:style-name="gr5" draw:text-style-name="P2" draw:layer="layout" svg:width="4.191cm" svg:height="0.962cm" svg:x="7.731cm" svg:y="3.286cm">
          <draw:text-box>
            <text:p><text:span text:style-name="T1">.valueOf = ...</text:span></text:p>
          </draw:text-box>
        </draw:frame>
        <draw:frame draw:style-name="gr4" draw:text-style-name="P2" draw:layer="layout" svg:width="1.031cm" svg:height="0.962cm" svg:x="9.255cm" svg:y="4.61cm">
          <draw:text-box>
            <text:p><text:span text:style-name="T1">...</text:span></text:p>
          </draw:text-box>
        </draw:frame>
        <draw:frame draw:style-name="gr4" draw:text-style-name="P2" draw:layer="layout" svg:width="1.031cm" svg:height="0.962cm" svg:x="5.303cm" svg:y="8.166cm">
          <draw:text-box>
            <text:p><text:span text:style-name="T1">...</text:span></text:p>
          </draw:text-box>
        </draw:frame>
        <draw:line draw:style-name="gr7" draw:text-style-name="P1" draw:layer="layout" svg:x1="2.524cm" svg:y1="6.842cm" svg:x2="4.048cm" svg:y2="7.604cm">
          <text:p/>
        </draw:line>
        <draw:frame draw:style-name="gr10" draw:text-style-name="P2" draw:layer="layout" svg:width="2.339cm" svg:height="0.962cm" svg:x="0.058cm" svg:y="5.953cm">
          <draw:text-box>
            <text:p><text:span text:style-name="T1">Object</text:span></text:p>
          </draw:text-box>
        </draw:frame>
        <draw:g>
          <draw:rect draw:style-name="gr1" draw:text-style-name="P1" draw:layer="layout" svg:width="3.81cm" svg:height="3.81cm" svg:x="1.053cm" svg:y="11.7cm">
            <text:p/>
          </draw:rect>
          <draw:line draw:style-name="gr2" draw:text-style-name="P1" draw:layer="layout" svg:x1="1.053cm" svg:y1="12.97cm" svg:x2="4.863cm" svg:y2="12.97cm">
            <text:p/>
          </draw:line>
          <draw:line draw:style-name="gr2" draw:text-style-name="P1" draw:layer="layout" svg:x1="1.053cm" svg:y1="14.24cm" svg:x2="4.863cm" svg:y2="14.24cm">
            <text:p/>
          </draw:line>
        </draw:g>
        <draw:frame draw:style-name="gr3" draw:text-style-name="P2" draw:layer="layout" svg:width="2.327cm" svg:height="1.016cm" svg:x="1.901cm" svg:y="11.827cm">
          <draw:text-box>
            <text:p><text:span text:style-name="T1">.x = 2</text:span></text:p>
          </draw:text-box>
        </draw:frame>
        <draw:frame draw:style-name="gr4" draw:text-style-name="P2" draw:layer="layout" svg:width="1.031cm" svg:height="0.962cm" svg:x="2.435cm" svg:y="13.097cm">
          <draw:text-box>
            <text:p><text:span text:style-name="T1">...</text:span></text:p>
          </draw:text-box>
        </draw:frame>
        <draw:line draw:style-name="gr7" draw:text-style-name="P1" draw:layer="layout" svg:x1="1.942cm" svg:y1="10.938cm" svg:x2="3.466cm" svg:y2="11.7cm">
          <text:p/>
        </draw:line>
        <draw:frame draw:style-name="gr10" draw:text-style-name="P2" draw:layer="layout" svg:width="1.704cm" svg:height="0.962cm" svg:x="0.492cm" svg:y="10.43cm">
          <draw:text-box>
            <text:p><text:span text:style-name="T1">obj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6.51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ury </meta:initial-creator>
    <meta:creation-date>2013-01-17T20:17:09</meta:creation-date>
    <dc:date>2013-01-18T20:04:34</dc:date>
    <dc:creator>Yury </dc:creator>
    <meta:editing-duration>PT1H36M17S</meta:editing-duration>
    <meta:editing-cycles>12</meta:editing-cycles>
    <meta:generator>OpenOffice.org/3.4.1$Unix OpenOffice.org_project/341m1$Build-9593</meta:generator>
    <meta:document-statistic meta:object-count="33"/>
  </office:meta>
</office:document-meta>
</file>